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30]/(258.6 - (([.B30]/258.2)*227.1)))" office:value-type="float" office:value="1.04837824215727" calcext:value-type="float">
            <text:p>1,04837824215727</text:p>
          </table:table-cell>
          <table:table-cell table:formula="of:=-616.868+(1111.14*[.C30])-(630.272*[.C30]^2)+(135.997*[.C30]^3)" office:value-type="float" office:value="12.0021445205384" calcext:value-type="float">
            <text:p>12,0021445205384</text:p>
          </table:table-cell>
          <table:table-cell table:formula="of:=[.B30]*4/1000+1" office:value-type="float" office:value="1.048" calcext:value-type="float">
            <text:p>1,0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1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1]*[.C31]*[.C31]-0.00000332171609*[.C31]*[.C31]+0.000221670835*[.C31]+0.99588574" office:value-type="float" office:value="0.974340969312083" calcext:value-type="float">
            <text:p>0,974340969312083</text:p>
          </table:table-cell>
          <table:table-cell table:formula="of:=1.00130346-0.000134722124*([.B31]*9/5+32)+0.00000204052596*([.B31]*9/5+32)^2-0.00000000232820948*([.B31]*9/5+32)^3" office:value-type="float" office:value="1.03496545152864" calcext:value-type="float">
            <text:p>1,03496545152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32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32]*[.C32]*[.C32]-0.00000332171609*[.C32]*[.C32]+0.000221670835*[.C32]+0.99588574" office:value-type="float" office:value="0.998203743885517" calcext:value-type="float">
            <text:p>0,998203743885517</text:p>
          </table:table-cell>
          <table:table-cell table:formula="of:=1.00130346-0.000134722124*([.B32]*9/5+32)+0.00000204052596*([.B32]*9/5+32)^2-0.00000000232820948*([.B32]*9/5+32)^3" office:value-type="float" office:value="1.00084568404382" calcext:value-type="float">
            <text:p>1,00084568404382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Korrekturwert</text:p>
          </table:table-cell>
          <table:table-cell table:formula="of:=[.C30]*[.F31]/[.F32]" office:value-type="float" office:value="1.08411843910154" calcext:value-type="float">
            <text:p>1,08411843910154</text:p>
          </table:table-cell>
          <table:table-cell table:formula="of:=-616.868+(1111.14*[.B34])-(630.272*[.B34]^2)+(135.997*[.B34]^3)" office:value-type="float" office:value="20.2570414693417" calcext:value-type="float">
            <text:p>20,2570414693417</text:p>
          </table:table-cell>
          <table:table-cell table:formula="of:=([.B34]-1)*1000/4" office:value-type="float" office:value="21.0296097753847" calcext:value-type="float">
            <text:p>21,0296097753847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$E$30]*(0.0004*([.A38]-[.$B$32])+1) -1 ) *1000/4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.$E$30]*(0.0004*([.A39]-[.$B$32])+1) -1 ) *1000/4" office:value-type="float" office:value="12.1048" calcext:value-type="float">
            <text:p>12,1048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.$E$30]*(0.0004*([.A40]-[.$B$32])+1) -1 ) *1000/4" office:value-type="float" office:value="12.2096" calcext:value-type="float">
            <text:p>12,2096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.$E$30]*(0.0004*([.A41]-[.$B$32])+1) -1 ) *1000/4" office:value-type="float" office:value="12.3144000000001" calcext:value-type="float">
            <text:p>12,3144000000001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.$E$30]*(0.0004*([.A42]-[.$B$32])+1) -1 ) *1000/4" office:value-type="float" office:value="12.4192" calcext:value-type="float">
            <text:p>12,4192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.$E$30]*(0.0004*([.A43]-[.$B$32])+1) -1 ) *1000/4" office:value-type="float" office:value="12.524" calcext:value-type="float">
            <text:p>12,524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.$E$30]*(0.0004*([.A44]-[.$B$32])+1) -1 ) *1000/4" office:value-type="float" office:value="12.6288" calcext:value-type="float">
            <text:p>12,6288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.$E$30]*(0.0004*([.A45]-[.$B$32])+1) -1 ) *1000/4" office:value-type="float" office:value="12.7336" calcext:value-type="float">
            <text:p>12,7336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.$E$30]*(0.0004*([.A46]-[.$B$32])+1) -1 ) *1000/4" office:value-type="float" office:value="12.8384" calcext:value-type="float">
            <text:p>12,8384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.$E$30]*(0.0004*([.A47]-[.$B$32])+1) -1 ) *1000/4" office:value-type="float" office:value="12.9432" calcext:value-type="float">
            <text:p>12,943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$E$30]*(0.0004*([.A48]-[.$B$32])+1) -1 ) *1000/4" office:value-type="float" office:value="13.048" calcext:value-type="float">
            <text:p>13,048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([.$E$30]*(0.0004*([.A49]-[.$B$32])+1) -1 ) *1000/4" office:value-type="float" office:value="13.1528" calcext:value-type="float">
            <text:p>13,1528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([.$E$30]*(0.0004*([.A50]-[.$B$32])+1) -1 ) *1000/4" office:value-type="float" office:value="13.2576" calcext:value-type="float">
            <text:p>13,2576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([.$E$30]*(0.0004*([.A51]-[.$B$32])+1) -1 ) *1000/4" office:value-type="float" office:value="13.3624000000001" calcext:value-type="float">
            <text:p>13,3624000000001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([.$E$30]*(0.0004*([.A52]-[.$B$32])+1) -1 ) *1000/4" office:value-type="float" office:value="13.4672" calcext:value-type="float">
            <text:p>13,4672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([.$E$30]*(0.0004*([.A53]-[.$B$32])+1) -1 ) *1000/4" office:value-type="float" office:value="13.572" calcext:value-type="float">
            <text:p>13,572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([.$E$30]*(0.0004*([.A54]-[.$B$32])+1) -1 ) *1000/4" office:value-type="float" office:value="13.6768" calcext:value-type="float">
            <text:p>13,676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([.$E$30]*(0.0004*([.A55]-[.$B$32])+1) -1 ) *1000/4" office:value-type="float" office:value="13.7816" calcext:value-type="float">
            <text:p>13,7816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([.$E$30]*(0.0004*([.A56]-[.$B$32])+1) -1 ) *1000/4" office:value-type="float" office:value="13.8864" calcext:value-type="float">
            <text:p>13,8864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([.$E$30]*(0.0004*([.A57]-[.$B$32])+1) -1 ) *1000/4" office:value-type="float" office:value="13.9912" calcext:value-type="float">
            <text:p>13,9912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$E$30]*(0.0004*([.A58]-[.$B$32])+1) -1 ) *1000/4" office:value-type="float" office:value="14.096" calcext:value-type="float">
            <text:p>14,096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([.$E$30]*(0.0004*([.A59]-[.$B$32])+1) -1 ) *1000/4" office:value-type="float" office:value="14.2008" calcext:value-type="float">
            <text:p>14,2008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([.$E$30]*(0.0004*([.A60]-[.$B$32])+1) -1 ) *1000/4" office:value-type="float" office:value="14.3056" calcext:value-type="float">
            <text:p>14,3056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([.$E$30]*(0.0004*([.A61]-[.$B$32])+1) -1 ) *1000/4" office:value-type="float" office:value="14.4104" calcext:value-type="float">
            <text:p>14,4104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([.$E$30]*(0.0004*([.A62]-[.$B$32])+1) -1 ) *1000/4" office:value-type="float" office:value="14.5152" calcext:value-type="float">
            <text:p>14,5152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[.$E$30]*(0.0004*([.A63]-[.$B$32])+1) -1 ) *1000/4" office:value-type="float" office:value="14.62" calcext:value-type="float">
            <text:p>14,62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([.$E$30]*(0.0004*([.A64]-[.$B$32])+1) -1 ) *1000/4" office:value-type="float" office:value="14.7248" calcext:value-type="float">
            <text:p>14,724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([.$E$30]*(0.0004*([.A65]-[.$B$32])+1) -1 ) *1000/4" office:value-type="float" office:value="14.8296" calcext:value-type="float">
            <text:p>14,8296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([.$E$30]*(0.0004*([.A66]-[.$B$32])+1) -1 ) *1000/4" office:value-type="float" office:value="14.9344" calcext:value-type="float">
            <text:p>14,9344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([.$E$30]*(0.0004*([.A67]-[.$B$32])+1) -1 ) *1000/4" office:value-type="float" office:value="15.0392" calcext:value-type="float">
            <text:p>15,039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$E$30]*(0.0004*([.A68]-[.$B$32])+1) -1 ) *1000/4" office:value-type="float" office:value="15.144" calcext:value-type="float">
            <text:p>15,144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([.$E$30]*(0.0004*([.A69]-[.$B$32])+1) -1 ) *1000/4" office:value-type="float" office:value="15.2488" calcext:value-type="float">
            <text:p>15,2488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([.$E$30]*(0.0004*([.A70]-[.$B$32])+1) -1 ) *1000/4" office:value-type="float" office:value="15.3536" calcext:value-type="float">
            <text:p>15,3536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([.$E$30]*(0.0004*([.A71]-[.$B$32])+1) -1 ) *1000/4" office:value-type="float" office:value="15.4584" calcext:value-type="float">
            <text:p>15,4584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([.$E$30]*(0.0004*([.A72]-[.$B$32])+1) -1 ) *1000/4" office:value-type="float" office:value="15.5632" calcext:value-type="float">
            <text:p>15,5632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([.$E$30]*(0.0004*([.A73]-[.$B$32])+1) -1 ) *1000/4" office:value-type="float" office:value="15.668" calcext:value-type="float">
            <text:p>15,668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([.$E$30]*(0.0004*([.A74]-[.$B$32])+1) -1 ) *1000/4" office:value-type="float" office:value="15.7728" calcext:value-type="float">
            <text:p>15,7728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([.$E$30]*(0.0004*([.A75]-[.$B$32])+1) -1 ) *1000/4" office:value-type="float" office:value="15.8776" calcext:value-type="float">
            <text:p>15,8776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([.$E$30]*(0.0004*([.A76]-[.$B$32])+1) -1 ) *1000/4" office:value-type="float" office:value="15.9824000000001" calcext:value-type="float">
            <text:p>15,9824000000001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([.$E$30]*(0.0004*([.A77]-[.$B$32])+1) -1 ) *1000/4" office:value-type="float" office:value="16.0872" calcext:value-type="float">
            <text:p>16,0872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$E$30]*(0.0004*([.A78]-[.$B$32])+1) -1 ) *1000/4" office:value-type="float" office:value="16.192" calcext:value-type="float">
            <text:p>16,192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([.$E$30]*(0.0004*([.A79]-[.$B$32])+1) -1 ) *1000/4" office:value-type="float" office:value="16.2968" calcext:value-type="float">
            <text:p>16,2968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([.$E$30]*(0.0004*([.A80]-[.$B$32])+1) -1 ) *1000/4" office:value-type="float" office:value="16.4016" calcext:value-type="float">
            <text:p>16,4016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([.$E$30]*(0.0004*([.A81]-[.$B$32])+1) -1 ) *1000/4" office:value-type="float" office:value="16.5064" calcext:value-type="float">
            <text:p>16,5064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([.$E$30]*(0.0004*([.A82]-[.$B$32])+1) -1 ) *1000/4" office:value-type="float" office:value="16.6112" calcext:value-type="float">
            <text:p>16,6112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([.$E$30]*(0.0004*([.A83]-[.$B$32])+1) -1 ) *1000/4" office:value-type="float" office:value="16.716" calcext:value-type="float">
            <text:p>16,716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([.$E$30]*(0.0004*([.A84]-[.$B$32])+1) -1 ) *1000/4" office:value-type="float" office:value="16.8208" calcext:value-type="float">
            <text:p>16,8208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([.$E$30]*(0.0004*([.A85]-[.$B$32])+1) -1 ) *1000/4" office:value-type="float" office:value="16.9256" calcext:value-type="float">
            <text:p>16,9256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([.$E$30]*(0.0004*([.A86]-[.$B$32])+1) -1 ) *1000/4" office:value-type="float" office:value="17.0304000000001" calcext:value-type="float">
            <text:p>17,0304000000001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([.$E$30]*(0.0004*([.A87]-[.$B$32])+1) -1 ) *1000/4" office:value-type="float" office:value="17.1352" calcext:value-type="float">
            <text:p>17,135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$E$30]*(0.0004*([.A88]-[.$B$32])+1) -1 ) *1000/4" office:value-type="float" office:value="17.24" calcext:value-type="float">
            <text:p>17,24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([.$E$30]*(0.0004*([.A89]-[.$B$32])+1) -1 ) *1000/4" office:value-type="float" office:value="17.3448" calcext:value-type="float">
            <text:p>17,3448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([.$E$30]*(0.0004*([.A90]-[.$B$32])+1) -1 ) *1000/4" office:value-type="float" office:value="17.4496" calcext:value-type="float">
            <text:p>17,4496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([.$E$30]*(0.0004*([.A91]-[.$B$32])+1) -1 ) *1000/4" office:value-type="float" office:value="17.5544" calcext:value-type="float">
            <text:p>17,5544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([.$E$30]*(0.0004*([.A92]-[.$B$32])+1) -1 ) *1000/4" office:value-type="float" office:value="17.6592" calcext:value-type="float">
            <text:p>17,6592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([.$E$30]*(0.0004*([.A93]-[.$B$32])+1) -1 ) *1000/4" office:value-type="float" office:value="17.764" calcext:value-type="float">
            <text:p>17,764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([.$E$30]*(0.0004*([.A94]-[.$B$32])+1) -1 ) *1000/4" office:value-type="float" office:value="17.8688" calcext:value-type="float">
            <text:p>17,8688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([.$E$30]*(0.0004*([.A95]-[.$B$32])+1) -1 ) *1000/4" office:value-type="float" office:value="17.9736" calcext:value-type="float">
            <text:p>17,9736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([.$E$30]*(0.0004*([.A96]-[.$B$32])+1) -1 ) *1000/4" office:value-type="float" office:value="18.0784000000001" calcext:value-type="float">
            <text:p>18,0784000000001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([.$E$30]*(0.0004*([.A97]-[.$B$32])+1) -1 ) *1000/4" office:value-type="float" office:value="18.1832" calcext:value-type="float">
            <text:p>18,1832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$E$30]*(0.0004*([.A98]-[.$B$32])+1) -1 ) *1000/4" office:value-type="float" office:value="18.288" calcext:value-type="float">
            <text:p>18,288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([.$E$30]*(0.0004*([.A99]-[.$B$32])+1) -1 ) *1000/4" office:value-type="float" office:value="18.3928" calcext:value-type="float">
            <text:p>18,3928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([.$E$30]*(0.0004*([.A100]-[.$B$32])+1) -1 ) *1000/4" office:value-type="float" office:value="18.4976" calcext:value-type="float">
            <text:p>18,4976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([.$E$30]*(0.0004*([.A101]-[.$B$32])+1) -1 ) *1000/4" office:value-type="float" office:value="18.6024" calcext:value-type="float">
            <text:p>18,6024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([.$E$30]*(0.0004*([.A102]-[.$B$32])+1) -1 ) *1000/4" office:value-type="float" office:value="18.7072" calcext:value-type="float">
            <text:p>18,7072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([.$E$30]*(0.0004*([.A103]-[.$B$32])+1) -1 ) *1000/4" office:value-type="float" office:value="18.812" calcext:value-type="float">
            <text:p>18,812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([.$E$30]*(0.0004*([.A104]-[.$B$32])+1) -1 ) *1000/4" office:value-type="float" office:value="18.9168" calcext:value-type="float">
            <text:p>18,9168</text:p>
          </table:table-cell>
          <table:table-cell table:number-columns-repeated="6"/>
        </table:table-row>
      </table:table>
      <table:table table:name="EimerMas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2.6" calcext:value-type="float">
            <text:p>32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22.31242238" calcext:value-type="float">
            <text:p>22,312422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28.1488673139159" calcext:value-type="float">
            <text:p>28,1488673139159</text:p>
          </table:table-cell>
          <table:table-cell table:formula="of:=[.A10]*3.14/12*([.B10]*[.B10]+[.B10]*[.$B$2]+[.$B$2]*[.$B$2])/1000" office:value-type="float" office:value="0.618717902479725" calcext:value-type="float">
            <text:p>0,6187179024797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28.2977346278317" calcext:value-type="float">
            <text:p>28,2977346278317</text:p>
          </table:table-cell>
          <table:table-cell table:formula="of:=[.A11]*3.14/12*([.B11]*[.B11]+[.B11]*[.$B$2]+[.$B$2]*[.$B$2])/1000" office:value-type="float" office:value="1.24401480559832" calcext:value-type="float">
            <text:p>1,244014805598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28.4466019417476" calcext:value-type="float">
            <text:p>28,4466019417476</text:p>
          </table:table-cell>
          <table:table-cell table:formula="of:=[.A12]*3.14/12*([.B12]*[.B12]+[.B12]*[.$B$2]+[.$B$2]*[.$B$2])/1000" office:value-type="float" office:value="1.87592550287492" calcext:value-type="float">
            <text:p>1,875925502874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28.5954692556634" calcext:value-type="float">
            <text:p>28,5954692556634</text:p>
          </table:table-cell>
          <table:table-cell table:formula="of:=[.A13]*3.14/12*([.B13]*[.B13]+[.B13]*[.$B$2]+[.$B$2]*[.$B$2])/1000" office:value-type="float" office:value="2.51448478782864" calcext:value-type="float">
            <text:p>2,514484787828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28.7443365695793" calcext:value-type="float">
            <text:p>28,7443365695793</text:p>
          </table:table-cell>
          <table:table-cell table:formula="of:=[.A14]*3.14/12*([.B14]*[.B14]+[.B14]*[.$B$2]+[.$B$2]*[.$B$2])/1000" office:value-type="float" office:value="3.15972745397863" calcext:value-type="float">
            <text:p>3,159727453978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28.8932038834951" calcext:value-type="float">
            <text:p>28,8932038834951</text:p>
          </table:table-cell>
          <table:table-cell table:formula="of:=[.A15]*3.14/12*([.B15]*[.B15]+[.B15]*[.$B$2]+[.$B$2]*[.$B$2])/1000" office:value-type="float" office:value="3.811688294844" calcext:value-type="float">
            <text:p>3,8116882948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29.042071197411" calcext:value-type="float">
            <text:p>29,042071197411</text:p>
          </table:table-cell>
          <table:table-cell table:formula="of:=[.A16]*3.14/12*([.B16]*[.B16]+[.B16]*[.$B$2]+[.$B$2]*[.$B$2])/1000" office:value-type="float" office:value="4.47040210394389" calcext:value-type="float">
            <text:p>4,470402103943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29.1909385113269" calcext:value-type="float">
            <text:p>29,1909385113269</text:p>
          </table:table-cell>
          <table:table-cell table:formula="of:=[.A17]*3.14/12*([.B17]*[.B17]+[.B17]*[.$B$2]+[.$B$2]*[.$B$2])/1000" office:value-type="float" office:value="5.13590367479743" calcext:value-type="float">
            <text:p>5,135903674797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29.3398058252427" calcext:value-type="float">
            <text:p>29,3398058252427</text:p>
          </table:table-cell>
          <table:table-cell table:formula="of:=[.A18]*3.14/12*([.B18]*[.B18]+[.B18]*[.$B$2]+[.$B$2]*[.$B$2])/1000" office:value-type="float" office:value="5.80822780092375" calcext:value-type="float">
            <text:p>5,80822780092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29.4886731391586" calcext:value-type="float">
            <text:p>29,4886731391586</text:p>
          </table:table-cell>
          <table:table-cell table:formula="of:=[.A19]*3.14/12*([.B19]*[.B19]+[.B19]*[.$B$2]+[.$B$2]*[.$B$2])/1000" office:value-type="float" office:value="6.48740927584197" calcext:value-type="float">
            <text:p>6,487409275841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29.6375404530744" calcext:value-type="float">
            <text:p>29,6375404530744</text:p>
          </table:table-cell>
          <table:table-cell table:formula="of:=[.A20]*3.14/12*([.B20]*[.B20]+[.B20]*[.$B$2]+[.$B$2]*[.$B$2])/1000" office:value-type="float" office:value="7.17348289307122" calcext:value-type="float">
            <text:p>7,173482893071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29.7864077669903" calcext:value-type="float">
            <text:p>29,7864077669903</text:p>
          </table:table-cell>
          <table:table-cell table:formula="of:=[.A21]*3.14/12*([.B21]*[.B21]+[.B21]*[.$B$2]+[.$B$2]*[.$B$2])/1000" office:value-type="float" office:value="7.86648344613064" calcext:value-type="float">
            <text:p>7,866483446130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29.9352750809061" calcext:value-type="float">
            <text:p>29,9352750809061</text:p>
          </table:table-cell>
          <table:table-cell table:formula="of:=[.A22]*3.14/12*([.B22]*[.B22]+[.B22]*[.$B$2]+[.$B$2]*[.$B$2])/1000" office:value-type="float" office:value="8.56644572853936" calcext:value-type="float">
            <text:p>8,566445728539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0.084142394822" calcext:value-type="float">
            <text:p>30,084142394822</text:p>
          </table:table-cell>
          <table:table-cell table:formula="of:=[.A23]*3.14/12*([.B23]*[.B23]+[.B23]*[.$B$2]+[.$B$2]*[.$B$2])/1000" office:value-type="float" office:value="9.2734045338165" calcext:value-type="float">
            <text:p>9,27340453381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0.2330097087379" calcext:value-type="float">
            <text:p>30,2330097087379</text:p>
          </table:table-cell>
          <table:table-cell table:formula="of:=[.A24]*3.14/12*([.B24]*[.B24]+[.B24]*[.$B$2]+[.$B$2]*[.$B$2])/1000" office:value-type="float" office:value="9.9873946554812" calcext:value-type="float">
            <text:p>9,98739465548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0.3818770226537" calcext:value-type="float">
            <text:p>30,3818770226537</text:p>
          </table:table-cell>
          <table:table-cell table:formula="of:=[.A25]*3.14/12*([.B25]*[.B25]+[.B25]*[.$B$2]+[.$B$2]*[.$B$2])/1000" office:value-type="float" office:value="10.7084508870526" calcext:value-type="float">
            <text:p>10,70845088705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0.5307443365696" calcext:value-type="float">
            <text:p>30,5307443365696</text:p>
          </table:table-cell>
          <table:table-cell table:formula="of:=[.A26]*3.14/12*([.B26]*[.B26]+[.B26]*[.$B$2]+[.$B$2]*[.$B$2])/1000" office:value-type="float" office:value="11.4366080220498" calcext:value-type="float">
            <text:p>11,43660802204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0.6796116504854" calcext:value-type="float">
            <text:p>30,6796116504854</text:p>
          </table:table-cell>
          <table:table-cell table:formula="of:=[.A27]*3.14/12*([.B27]*[.B27]+[.B27]*[.$B$2]+[.$B$2]*[.$B$2])/1000" office:value-type="float" office:value="12.1719008539919" calcext:value-type="float">
            <text:p>12,17190085399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0.8284789644013" calcext:value-type="float">
            <text:p>30,8284789644013</text:p>
          </table:table-cell>
          <table:table-cell table:formula="of:=[.A28]*3.14/12*([.B28]*[.B28]+[.B28]*[.$B$2]+[.$B$2]*[.$B$2])/1000" office:value-type="float" office:value="12.9143641763981" calcext:value-type="float">
            <text:p>12,91436417639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0.9773462783172" calcext:value-type="float">
            <text:p>30,9773462783172</text:p>
          </table:table-cell>
          <table:table-cell table:formula="of:=[.A29]*3.14/12*([.B29]*[.B29]+[.B29]*[.$B$2]+[.$B$2]*[.$B$2])/1000" office:value-type="float" office:value="13.6640327827875" calcext:value-type="float">
            <text:p>13,66403278278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1.126213592233" calcext:value-type="float">
            <text:p>31,126213592233</text:p>
          </table:table-cell>
          <table:table-cell table:formula="of:=[.A30]*3.14/12*([.B30]*[.B30]+[.B30]*[.$B$2]+[.$B$2]*[.$B$2])/1000" office:value-type="float" office:value="14.4209414666792" calcext:value-type="float">
            <text:p>14,42094146667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1.2750809061489" calcext:value-type="float">
            <text:p>31,2750809061489</text:p>
          </table:table-cell>
          <table:table-cell table:formula="of:=[.A31]*3.14/12*([.B31]*[.B31]+[.B31]*[.$B$2]+[.$B$2]*[.$B$2])/1000" office:value-type="float" office:value="15.1851250215924" calcext:value-type="float">
            <text:p>15,1851250215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1.4239482200647" calcext:value-type="float">
            <text:p>31,4239482200647</text:p>
          </table:table-cell>
          <table:table-cell table:formula="of:=[.A32]*3.14/12*([.B32]*[.B32]+[.B32]*[.$B$2]+[.$B$2]*[.$B$2])/1000" office:value-type="float" office:value="15.9566182410462" calcext:value-type="float">
            <text:p>15,95661824104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1.5728155339806" calcext:value-type="float">
            <text:p>31,5728155339806</text:p>
          </table:table-cell>
          <table:table-cell table:formula="of:=[.A33]*3.14/12*([.B33]*[.B33]+[.B33]*[.$B$2]+[.$B$2]*[.$B$2])/1000" office:value-type="float" office:value="16.7354559185597" calcext:value-type="float">
            <text:p>16,73545591855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1.7216828478964" calcext:value-type="float">
            <text:p>31,7216828478964</text:p>
          </table:table-cell>
          <table:table-cell table:formula="of:=[.A34]*3.14/12*([.B34]*[.B34]+[.B34]*[.$B$2]+[.$B$2]*[.$B$2])/1000" office:value-type="float" office:value="17.5216728476521" calcext:value-type="float">
            <text:p>17,52167284765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1.8705501618123" calcext:value-type="float">
            <text:p>31,8705501618123</text:p>
          </table:table-cell>
          <table:table-cell table:formula="of:=[.A35]*3.14/12*([.B35]*[.B35]+[.B35]*[.$B$2]+[.$B$2]*[.$B$2])/1000" office:value-type="float" office:value="18.3153038218424" calcext:value-type="float">
            <text:p>18,31530382184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2.0194174757282" calcext:value-type="float">
            <text:p>32,0194174757282</text:p>
          </table:table-cell>
          <table:table-cell table:formula="of:=[.A36]*3.14/12*([.B36]*[.B36]+[.B36]*[.$B$2]+[.$B$2]*[.$B$2])/1000" office:value-type="float" office:value="19.1163836346498" calcext:value-type="float">
            <text:p>19,116383634649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2.168284789644" calcext:value-type="float">
            <text:p>32,168284789644</text:p>
          </table:table-cell>
          <table:table-cell table:formula="of:=[.A37]*3.14/12*([.B37]*[.B37]+[.B37]*[.$B$2]+[.$B$2]*[.$B$2])/1000" office:value-type="float" office:value="19.9249470795935" calcext:value-type="float">
            <text:p>19,92494707959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2.3171521035599" calcext:value-type="float">
            <text:p>32,3171521035599</text:p>
          </table:table-cell>
          <table:table-cell table:formula="of:=[.A38]*3.14/12*([.B38]*[.B38]+[.B38]*[.$B$2]+[.$B$2]*[.$B$2])/1000" office:value-type="float" office:value="20.7410289501925" calcext:value-type="float">
            <text:p>20,74102895019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2.4660194174757" calcext:value-type="float">
            <text:p>32,4660194174757</text:p>
          </table:table-cell>
          <table:table-cell table:formula="of:=[.A39]*3.14/12*([.B39]*[.B39]+[.B39]*[.$B$2]+[.$B$2]*[.$B$2])/1000" office:value-type="float" office:value="21.5646640399661" calcext:value-type="float">
            <text:p>21,56466403996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13:07:10.2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09-21T13:23:42.231000000</dc:date>
    <meta:editing-duration>PT1H37S</meta:editing-duration>
    <meta:editing-cycles>14</meta:editing-cycles>
    <meta:generator>LibreOffice/5.2.3.3$Windows_x86 LibreOffice_project/d54a8868f08a7b39642414cf2c8ef2f228f780cf</meta:generator>
    <meta:document-statistic meta:table-count="2" meta:cell-count="303" meta:object-count="0"/>
  </office:meta>
</office:document-meta>
</file>